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0000000">
            <text:p>20,000,000</text:p>
          </table:table-cell>
          <table:table-cell table:formula="oooc:=CEILING(([.R41]-[.V41]/2);[.V41])" office:value-type="float" office:value="2.29">
            <text:p>2.29</text:p>
          </table:table-cell>
          <table:table-cell table:formula="oooc:=CEILING(([.T41]-[.W41]/2);[.W41])" office:value-type="float" office:value="140">
            <text:p>140</text:p>
          </table:table-cell>
          <table:table-cell table:formula="oooc:=[.F40]" office:value-type="float" office:value="50">
            <text:p>5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6">
            <text:p>0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9903.4144575751">
            <text:p>19903.41</text:p>
          </table:table-cell>
          <table:table-cell table:formula="oooc:=[.AA40]/[.M41]" office:value-type="float" office:value="0.0401941084885324">
            <text:p>0.04</text:p>
          </table:table-cell>
          <table:table-cell table:formula="oooc:=([.D41]/[.C41])/([.R41]/[.Q41])" office:value-type="float" office:value="0.994353685286638">
            <text:p>0.99</text:p>
          </table:table-cell>
          <table:table-cell/>
          <table:table-cell table:formula="oooc:=[.I41]^[$globals.$C$23]*[$globals.$C$32]/[.R41]*[.K41]*[.Y41]" office:value-type="float" office:value="19903414.4575751">
            <text:p>19903414.46</text:p>
          </table:table-cell>
          <table:table-cell table:formula="oooc:=[.S41]/[.H41]" office:value-type="float" office:value="2.29188164041994">
            <text:p>2.29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137.4">
            <text:p>137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9000000">
            <text:p>49,000,000</text:p>
          </table:table-cell>
          <table:table-cell table:formula="oooc:=CEILING(([.R42]-[.V42]/2);[.V42])" office:value-type="float" office:value="3.75">
            <text:p>3.75</text:p>
          </table:table-cell>
          <table:table-cell table:formula="oooc:=CEILING(([.T42]-[.W42]/2);[.W42])" office:value-type="float" office:value="220">
            <text:p>220</text:p>
          </table:table-cell>
          <table:table-cell table:formula="oooc:=[.F41]" office:value-type="float" office:value="50">
            <text:p>5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6">
            <text:p>0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49374.6856922695">
            <text:p>49374.69</text:p>
          </table:table-cell>
          <table:table-cell table:formula="oooc:=[.AA40]/[.M42]" office:value-type="float" office:value="0.0162026347871062">
            <text:p>0.02</text:p>
          </table:table-cell>
          <table:table-cell table:formula="oooc:=([.D42]/[.C42])/([.R42]/[.Q42])" office:value-type="float" office:value="1.00893366273708">
            <text:p>1.01</text:p>
          </table:table-cell>
          <table:table-cell/>
          <table:table-cell table:formula="oooc:=[.I42]^[$globals.$C$23]*[$globals.$C$32]/[.R42]*[.K42]*[.Y42]" office:value-type="float" office:value="49374685.6922695">
            <text:p>49374685.69</text:p>
          </table:table-cell>
          <table:table-cell table:formula="oooc:=[.S42]/[.H42]" office:value-type="float" office:value="3.74521642501038">
            <text:p>3.75</text:p>
          </table:table-cell>
          <table:table-cell table:formula="oooc:=[.I42]/[.J42]" office:value-type="float" office:value="749.043285002076">
            <text:p>749.04</text:p>
          </table:table-cell>
          <table:table-cell table:formula="oooc:=[.$D42]*[$globals.$C$34]/[.$K42]" office:value-type="float" office:value="225">
            <text:p>22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20000000">
            <text:p>120,000,000</text:p>
          </table:table-cell>
          <table:table-cell table:formula="oooc:=CEILING(([.R43]-[.V43]/2);[.V43])" office:value-type="float" office:value="6.12">
            <text:p>6.12</text:p>
          </table:table-cell>
          <table:table-cell table:formula="oooc:=CEILING(([.T43]-[.W43]/2);[.W43])" office:value-type="float" office:value="370">
            <text:p>370</text:p>
          </table:table-cell>
          <table:table-cell table:formula="oooc:=[.F42]" office:value-type="float" office:value="50">
            <text:p>5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6">
            <text:p>0.6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122484.49091018">
            <text:p>122484.49</text:p>
          </table:table-cell>
          <table:table-cell table:formula="oooc:=[.AA40]/[.M43]" office:value-type="float" office:value="0.00653143915654314">
            <text:p>0.01</text:p>
          </table:table-cell>
          <table:table-cell table:formula="oooc:=([.D43]/[.C43])/([.R43]/[.Q43])" office:value-type="float" office:value="1.02068004582106">
            <text:p>1.02</text:p>
          </table:table-cell>
          <table:table-cell/>
          <table:table-cell table:formula="oooc:=[.I43]^[$globals.$C$23]*[$globals.$C$32]/[.R43]*[.K43]*[.Y43]" office:value-type="float" office:value="122484490.91018">
            <text:p>122484490.91</text:p>
          </table:table-cell>
          <table:table-cell table:formula="oooc:=[.S43]/[.H43]" office:value-type="float" office:value="6.12014417445982">
            <text:p>6.12</text:p>
          </table:table-cell>
          <table:table-cell table:formula="oooc:=[.I43]/[.J43]" office:value-type="float" office:value="1224.02883489196">
            <text:p>1224.03</text:p>
          </table:table-cell>
          <table:table-cell table:formula="oooc:=[.$D43]*[$globals.$C$34]/[.$K43]" office:value-type="float" office:value="367.2">
            <text:p>367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300000000">
            <text:p>300,000,000</text:p>
          </table:table-cell>
          <table:table-cell table:formula="oooc:=CEILING(([.R44]-[.V44]/2);[.V44])" office:value-type="float" office:value="10">
            <text:p>10</text:p>
          </table:table-cell>
          <table:table-cell table:formula="oooc:=CEILING(([.T44]-[.W44]/2);[.W44])" office:value-type="float" office:value="600">
            <text:p>600</text:p>
          </table:table-cell>
          <table:table-cell table:formula="oooc:=[.F43]" office:value-type="float" office:value="50">
            <text:p>5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6">
            <text:p>0.6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303849.033227867">
            <text:p>303849.03</text:p>
          </table:table-cell>
          <table:table-cell table:formula="oooc:=[.AA40]/[.M44]" office:value-type="float" office:value="0.00263288644199849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303849033.227867">
            <text:p>303849033.23</text:p>
          </table:table-cell>
          <table:table-cell table:formula="oooc:=[.S44]/[.H44]" office:value-type="float" office:value="10.0010681535102">
            <text:p>10</text:p>
          </table:table-cell>
          <table:table-cell table:formula="oooc:=[.I44]/[.J44]" office:value-type="float" office:value="2000.21363070203">
            <text:p>2000.21</text:p>
          </table:table-cell>
          <table:table-cell table:formula="oooc:=[.$D44]*[$globals.$C$34]/[.$K44]" office:value-type="float" office:value="600">
            <text:p>6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50000000">
            <text:p>750,000,000</text:p>
          </table:table-cell>
          <table:table-cell table:formula="oooc:=CEILING(([.R45]-[.V45]/2);[.V45])" office:value-type="float" office:value="16.34">
            <text:p>16.34</text:p>
          </table:table-cell>
          <table:table-cell table:formula="oooc:=CEILING(([.T45]-[.W45]/2);[.W45])" office:value-type="float" office:value="980">
            <text:p>980</text:p>
          </table:table-cell>
          <table:table-cell table:formula="oooc:=[.F44]" office:value-type="float" office:value="50">
            <text:p>5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6">
            <text:p>0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753762.654418123">
            <text:p>753762.65</text:p>
          </table:table-cell>
          <table:table-cell table:formula="oooc:=[.AA40]/[.M45]" office:value-type="float" office:value="0.0010613420488675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753762654.418123">
            <text:p>753762654.42</text:p>
          </table:table-cell>
          <table:table-cell table:formula="oooc:=[.S45]/[.H45]" office:value-type="float" office:value="16.3429751587483">
            <text:p>16.34</text:p>
          </table:table-cell>
          <table:table-cell table:formula="oooc:=[.I45]/[.J45]" office:value-type="float" office:value="3268.59503174967">
            <text:p>3268.6</text:p>
          </table:table-cell>
          <table:table-cell table:formula="oooc:=[.$D45]*[$globals.$C$34]/[.$K45]" office:value-type="float" office:value="980.4">
            <text:p>980.4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900000000">
            <text:p>1,900,000,000</text:p>
          </table:table-cell>
          <table:table-cell table:formula="oooc:=CEILING(([.R46]-[.V46]/2);[.V46])" office:value-type="float" office:value="26.71">
            <text:p>26.71</text:p>
          </table:table-cell>
          <table:table-cell table:formula="oooc:=CEILING(([.T46]-[.W46]/2);[.W46])" office:value-type="float" office:value="1600">
            <text:p>1600</text:p>
          </table:table-cell>
          <table:table-cell table:formula="oooc:=[.F45]" office:value-type="float" office:value="50">
            <text:p>5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6">
            <text:p>0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869869.82699851">
            <text:p>1869869.83</text:p>
          </table:table-cell>
          <table:table-cell table:formula="oooc:=[.AA40]/[.M46]" office:value-type="float" office:value="0.000427837268909864">
            <text:p>0</text:p>
          </table:table-cell>
          <table:table-cell table:formula="oooc:=([.D46]/[.C46])/([.R46]/[.Q46])" office:value-type="float" office:value="0.984273531463027">
            <text:p>0.98</text:p>
          </table:table-cell>
          <table:table-cell/>
          <table:table-cell table:formula="oooc:=[.I46]^[$globals.$C$23]*[$globals.$C$32]/[.R46]*[.K46]*[.Y46]" office:value-type="float" office:value="1869869826.99851">
            <text:p>1869869827</text:p>
          </table:table-cell>
          <table:table-cell table:formula="oooc:=[.S46]/[.H46]" office:value-type="float" office:value="26.7064310471398">
            <text:p>26.71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1602.6">
            <text:p>1602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70000000">
            <text:p>170,000,000</text:p>
          </table:table-cell>
          <table:table-cell table:formula="oooc:=CEILING(([.R50]-[.V50]/2);[.V50])" office:value-type="float" office:value="4.68">
            <text:p>4.68</text:p>
          </table:table-cell>
          <table:table-cell table:formula="oooc:=CEILING(([.T50]-[.W50]/2);[.W50])" office:value-type="float" office:value="280">
            <text:p>280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4">
            <text:p>0.4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84678.452501301">
            <text:p>84678.45</text:p>
          </table:table-cell>
          <table:table-cell table:formula="oooc:=[.AA49]/[.M50]" office:value-type="float" office:value="0.00944750377893017">
            <text:p>0.01</text:p>
          </table:table-cell>
          <table:table-cell table:formula="oooc:=([.D50]/[.C50])/([.R50]/[.Q50])" office:value-type="float" office:value="0.995968342263056">
            <text:p>1</text:p>
          </table:table-cell>
          <table:table-cell/>
          <table:table-cell table:formula="oooc:=[.I50]^[$globals.$C$23]*[$globals.$C$32]/[.R50]*[.K50]*[.Y50]" office:value-type="float" office:value="169356905.002602">
            <text:p>169356905</text:p>
          </table:table-cell>
          <table:table-cell table:formula="oooc:=[.S50]/[.H50]" office:value-type="float" office:value="4.68116884359905">
            <text:p>4.68</text:p>
          </table:table-cell>
          <table:table-cell table:formula="oooc:=[.I50]/[.J50]" office:value-type="float" office:value="1872.46753743962">
            <text:p>1872.47</text:p>
          </table:table-cell>
          <table:table-cell table:formula="oooc:=[.$D50]*[$globals.$C$34]/[.$K50]" office:value-type="float" office:value="280.8">
            <text:p>280.8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420000000">
            <text:p>420,000,000</text:p>
          </table:table-cell>
          <table:table-cell table:formula="oooc:=CEILING(([.R51]-[.V51]/2);[.V51])" office:value-type="float" office:value="7.65">
            <text:p>7.65</text:p>
          </table:table-cell>
          <table:table-cell table:formula="oooc:=CEILING(([.T51]-[.W51]/2);[.W51])" office:value-type="float" office:value="460">
            <text:p>46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4">
            <text:p>0.4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210063.051546829">
            <text:p>210063.05</text:p>
          </table:table-cell>
          <table:table-cell table:formula="oooc:=[.AA49]/[.M51]" office:value-type="float" office:value="0.00380838036060643">
            <text:p>0</text:p>
          </table:table-cell>
          <table:table-cell table:formula="oooc:=([.D51]/[.C51])/([.R51]/[.Q51])" office:value-type="float" office:value="1.00035182998459">
            <text:p>1</text:p>
          </table:table-cell>
          <table:table-cell/>
          <table:table-cell table:formula="oooc:=[.I51]^[$globals.$C$23]*[$globals.$C$32]/[.R51]*[.K51]*[.Y51]" office:value-type="float" office:value="420126103.093658">
            <text:p>420126103.09</text:p>
          </table:table-cell>
          <table:table-cell table:formula="oooc:=[.S51]/[.H51]" office:value-type="float" office:value="7.64960551718613">
            <text:p>7.65</text:p>
          </table:table-cell>
          <table:table-cell table:formula="oooc:=[.I51]/[.J51]" office:value-type="float" office:value="3059.84220687445">
            <text:p>3059.84</text:p>
          </table:table-cell>
          <table:table-cell table:formula="oooc:=[.$D51]*[$globals.$C$34]/[.$K51]" office:value-type="float" office:value="459">
            <text:p>459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000000000">
            <text:p>1,000,000,000</text:p>
          </table:table-cell>
          <table:table-cell table:formula="oooc:=CEILING(([.R52]-[.V52]/2);[.V52])" office:value-type="float" office:value="12.5">
            <text:p>12.5</text:p>
          </table:table-cell>
          <table:table-cell table:formula="oooc:=CEILING(([.T52]-[.W52]/2);[.W52])" office:value-type="float" office:value="750">
            <text:p>75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4">
            <text:p>0.4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521106.424618326">
            <text:p>521106.42</text:p>
          </table:table-cell>
          <table:table-cell table:formula="oooc:=[.AA49]/[.M52]" office:value-type="float" office:value="0.00153519504309689">
            <text:p>0</text:p>
          </table:table-cell>
          <table:table-cell table:formula="oooc:=([.D52]/[.C52])/([.R52]/[.Q52])" office:value-type="float" office:value="1.04217982798001">
            <text:p>1.04</text:p>
          </table:table-cell>
          <table:table-cell/>
          <table:table-cell table:formula="oooc:=[.I52]^[$globals.$C$23]*[$globals.$C$32]/[.R52]*[.K52]*[.Y52]" office:value-type="float" office:value="1042212849.23665">
            <text:p>1042212849.24</text:p>
          </table:table-cell>
          <table:table-cell table:formula="oooc:=[.S52]/[.H52]" office:value-type="float" office:value="12.5003960599667">
            <text:p>12.5</text:p>
          </table:table-cell>
          <table:table-cell table:formula="oooc:=[.I52]/[.J52]" office:value-type="float" office:value="5000.15842398669">
            <text:p>5000.16</text:p>
          </table:table-cell>
          <table:table-cell table:formula="oooc:=[.$D52]*[$globals.$C$34]/[.$K52]" office:value-type="float" office:value="750">
            <text:p>75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600000000">
            <text:p>2,600,000,000</text:p>
          </table:table-cell>
          <table:table-cell table:formula="oooc:=CEILING(([.R53]-[.V53]/2);[.V53])" office:value-type="float" office:value="20.43">
            <text:p>20.43</text:p>
          </table:table-cell>
          <table:table-cell table:formula="oooc:=CEILING(([.T53]-[.W53]/2);[.W53])" office:value-type="float" office:value="1200">
            <text:p>120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4">
            <text:p>0.4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292716.18106509">
            <text:p>1292716.18</text:p>
          </table:table-cell>
          <table:table-cell table:formula="oooc:=[.AA49]/[.M53]" office:value-type="float" office:value="0.00061885200457603">
            <text:p>0</text:p>
          </table:table-cell>
          <table:table-cell table:formula="oooc:=([.D53]/[.C53])/([.R53]/[.Q53])" office:value-type="float" office:value="0.99453413129127">
            <text:p>0.99</text:p>
          </table:table-cell>
          <table:table-cell/>
          <table:table-cell table:formula="oooc:=[.I53]^[$globals.$C$23]*[$globals.$C$32]/[.R53]*[.K53]*[.Y53]" office:value-type="float" office:value="2585432362.13018">
            <text:p>2585432362.13</text:p>
          </table:table-cell>
          <table:table-cell table:formula="oooc:=[.S53]/[.H53]" office:value-type="float" office:value="20.4271842913948">
            <text:p>20.43</text:p>
          </table:table-cell>
          <table:table-cell table:formula="oooc:=[.I53]/[.J53]" office:value-type="float" office:value="8170.87371655793">
            <text:p>8170.87</text:p>
          </table:table-cell>
          <table:table-cell table:formula="oooc:=[.$D53]*[$globals.$C$34]/[.$K53]" office:value-type="float" office:value="1225.8">
            <text:p>1225.8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6400000000">
            <text:p>6,400,000,000</text:p>
          </table:table-cell>
          <table:table-cell table:formula="oooc:=CEILING(([.R54]-[.V54]/2);[.V54])" office:value-type="float" office:value="33.38">
            <text:p>33.38</text:p>
          </table:table-cell>
          <table:table-cell table:formula="oooc:=CEILING(([.T54]-[.W54]/2);[.W54])" office:value-type="float" office:value="2000">
            <text:p>200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4">
            <text:p>0.4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3206859.57002253">
            <text:p>3206859.57</text:p>
          </table:table-cell>
          <table:table-cell table:formula="oooc:=[.AA49]/[.M54]" office:value-type="float" office:value="0.000249465242406726">
            <text:p>0</text:p>
          </table:table-cell>
          <table:table-cell table:formula="oooc:=([.D54]/[.C54])/([.R54]/[.Q54])" office:value-type="float" office:value="1.00212767433833">
            <text:p>1</text:p>
          </table:table-cell>
          <table:table-cell/>
          <table:table-cell table:formula="oooc:=[.I54]^[$globals.$C$23]*[$globals.$C$32]/[.R54]*[.K54]*[.Y54]" office:value-type="float" office:value="6413719140.04506">
            <text:p>6413719140.05</text:p>
          </table:table-cell>
          <table:table-cell table:formula="oooc:=[.S54]/[.H54]" office:value-type="float" office:value="33.3805309906091">
            <text:p>33.38</text:p>
          </table:table-cell>
          <table:table-cell table:formula="oooc:=[.I54]/[.J54]" office:value-type="float" office:value="13352.2123962436">
            <text:p>13352.21</text:p>
          </table:table-cell>
          <table:table-cell table:formula="oooc:=[.$D54]*[$globals.$C$34]/[.$K54]" office:value-type="float" office:value="2002.8">
            <text:p>2002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6000000000">
            <text:p>16,000,000,000</text:p>
          </table:table-cell>
          <table:table-cell table:formula="oooc:=CEILING(([.R55]-[.V55]/2);[.V55])" office:value-type="float" office:value="54.55">
            <text:p>54.55</text:p>
          </table:table-cell>
          <table:table-cell table:formula="oooc:=CEILING(([.T55]-[.W55]/2);[.W55])" office:value-type="float" office:value="3300">
            <text:p>330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4">
            <text:p>0.4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7955302.52694137">
            <text:p>7955302.53</text:p>
          </table:table-cell>
          <table:table-cell table:formula="oooc:=[.AA49]/[.M55]" office:value-type="float" office:value="0.000100561857615185">
            <text:p>0</text:p>
          </table:table-cell>
          <table:table-cell table:formula="oooc:=([.D55]/[.C55])/([.R55]/[.Q55])" office:value-type="float" office:value="0.99445123897934">
            <text:p>0.99</text:p>
          </table:table-cell>
          <table:table-cell/>
          <table:table-cell table:formula="oooc:=[.I55]^[$globals.$C$23]*[$globals.$C$32]/[.R55]*[.K55]*[.Y55]" office:value-type="float" office:value="15910605053.8827">
            <text:p>15910605053.88</text:p>
          </table:table-cell>
          <table:table-cell table:formula="oooc:=[.S55]/[.H55]" office:value-type="float" office:value="54.5478923242695">
            <text:p>54.55</text:p>
          </table:table-cell>
          <table:table-cell table:formula="oooc:=[.I55]/[.J55]" office:value-type="float" office:value="21819.1569297078">
            <text:p>21819.16</text:p>
          </table:table-cell>
          <table:table-cell table:formula="oooc:=[.$D55]*[$globals.$C$34]/[.$K55]" office:value-type="float" office:value="3273">
            <text:p>327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03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9T03:39:01</dc:date>
    <dc:language>en-US</dc:language>
    <meta:editing-cycles>184</meta:editing-cycles>
    <meta:editing-duration>P12DT22H46M3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